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7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4791145398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0624478732cm 2.170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cm" draw:transform="skewX (0.00122173047639605) rotate (-2.15652882376419) translate (7.0388736382087cm 7.9261954926457cm)" svg:viewBox="0 0 904 661" svg:d="M527 644c137-64 329-219 367-367 35-139-27-185-184-243-156-57-351-32-459-3-277 72-309 187-173 369s313 309 449 244z">
          <text:p/>
        </draw:path>
        <draw:path draw:style-name="gr3" draw:text-style-name="P1" draw:layer="layout" svg:width="1.671cm" svg:height="1.798cm" svg:x="5.862cm" svg:y="7.904cm" svg:viewBox="0 0 1672 1799" svg:d="M1267 896c91-65 454 497 399 556-124 134-278 284-817 342-538 58-962-381-822-1019 68-309 207-576 376-775 0 0 480 476 425 530-141 127-179 316-35 453s365 4 474-87z">
          <text:p/>
        </draw:path>
        <draw:path draw:style-name="gr2" draw:text-style-name="P1" draw:layer="layout" svg:width="0.902cm" svg:height="0.661cm" draw:transform="skewX (0.00122173047639598) rotate (-2.1556561591382) translate (7.87845731859441cm 8.844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9:50.028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